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A0000007A258656B01949F231.png" manifest:media-type="image/png"/>
  <manifest:file-entry manifest:full-path="Pictures/10000201000002BB000002769198A2A5F218E1B2.png" manifest:media-type="image/png"/>
  <manifest:file-entry manifest:full-path="Pictures/10000201000001DA000000F868BBBBF62550BE01.png" manifest:media-type="image/png"/>
  <manifest:file-entry manifest:full-path="Pictures/10000201000002BC0000018ACC1708ACC22C7C61.png" manifest:media-type="image/png"/>
  <manifest:file-entry manifest:full-path="Pictures/100000000000007C0000007F172D03E4CE6134FE.png" manifest:media-type="image/png"/>
  <manifest:file-entry manifest:full-path="Pictures/100002010000020000000200E40018D15924F06A.png" manifest:media-type="image/png"/>
  <manifest:file-entry manifest:full-path="Pictures/10000201000001DA000001458FDCF7F7EE98CC88.png" manifest:media-type="image/png"/>
  <manifest:file-entry manifest:full-path="Pictures/1000020100000076000000BC2B5120B3E11F09C4.png" manifest:media-type="image/png"/>
  <manifest:file-entry manifest:full-path="Pictures/1000020100000076000000BC6457B6E766B31013.png" manifest:media-type="image/png"/>
  <manifest:file-entry manifest:full-path="Pictures/100002010000004E0000002BBB5CAB24DCCCAB13.png" manifest:media-type="image/png"/>
  <manifest:file-entry manifest:full-path="Pictures/1000020100000076000000BCA7060718D2AC07CA.png" manifest:media-type="image/png"/>
  <manifest:file-entry manifest:full-path="Pictures/1000020100000076000000BC9ADF2625146EE588.png" manifest:media-type="image/png"/>
  <manifest:file-entry manifest:full-path="Pictures/100000000000009B0000007E16AF7FCD4E34A5A6.png" manifest:media-type="image/png"/>
  <manifest:file-entry manifest:full-path="Pictures/1000020100000076000000BCEDBABBAC7B629661.png" manifest:media-type="image/png"/>
  <manifest:file-entry manifest:full-path="Pictures/1000020100000076000000BC0601CFA513EE02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3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cm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2.978cm, 0cm, 2.962cm)" draw:image-opacity="100%" style:mirror="none"/>
    </style:style>
    <style:style style:name="gr14" style:family="graphic" style:parent-style-name="Objekt_20_ohne_20_Füllung_20_und_20_Linie">
      <style:graphic-properties draw:stroke="none" draw:fill="none" draw:fill-color="#729fcf" draw:textarea-horizontal-align="center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46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1.2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6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6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662cm"/>
      <style:paragraph-properties style:writing-mode="lr-tb"/>
    </style:style>
    <style:style style:name="gr27" style:family="graphic" style:parent-style-name="standard">
      <style:graphic-properties draw:stroke="none" draw:fill="none" fo:min-height="0.747cm"/>
      <style:paragraph-properties style:writing-mode="lr-tb"/>
    </style:style>
    <style:style style:name="gr28" style:family="graphic" style:parent-style-name="objectwithoutfill">
      <style:graphic-properties svg:stroke-width="0.106cm" svg:stroke-color="#000000" draw:marker-start-width="0.359cm" draw:marker-end="Arrow" draw:marker-end-width="0.26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17cm"/>
      <style:paragraph-properties style:writing-mode="lr-tb"/>
    </style:style>
    <style:style style:name="gr32" style:family="graphic" style:parent-style-name="standard">
      <style:graphic-properties draw:stroke="none" draw:fill="none" fo:min-height="0.8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82cm"/>
      <style:paragraph-properties style:writing-mode="lr-tb"/>
    </style:style>
    <style:style style:name="gr34" style:family="graphic" style:parent-style-name="standard">
      <style:graphic-properties draw:stroke="none" draw:fill="none" fo:min-height="0.6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  <style:paragraph-properties style:writing-mode="lr-tb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022cm"/>
      <style:paragraph-properties style:writing-mode="lr-tb"/>
    </style:style>
    <style:style style:name="gr38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="none" fo:min-height="0.7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90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2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6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7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094cm"/>
      <style:paragraph-properties style:writing-mode="lr-tb"/>
    </style:style>
    <style:style style:name="gr45" style:family="graphic" style:parent-style-name="standard">
      <style:graphic-properties draw:stroke="none" draw:fill="none" fo:min-height="0.58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.9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49" style:family="graphic" style:parent-style-name="standard">
      <style:graphic-properties draw:stroke="none" draw:fill="none" fo:min-height="1.8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1cm" fo:min-width="0cm"/>
      <style:paragraph-properties style:writing-mode="lr-tb"/>
    </style:style>
    <style:style style:name="gr51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4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Roboto" fo:font-size="18pt"/>
    </style:style>
    <style:style style:name="P4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5" style:family="paragraph">
      <loext:graphic-properties draw:fill="none" draw:fill-color="#ffffff"/>
      <style:paragraph-properties style:writing-mode="lr-tb"/>
      <style:text-properties fo:color="#00a933" style:font-name="Roboto" fo:font-size="18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c9211e" fo:font-size="15pt" style:font-size-asian="15pt" style:font-size-complex="15pt"/>
    </style:style>
    <style:style style:name="P10" style:family="paragraph">
      <loext:graphic-properties draw:fill="none"/>
      <style:paragraph-properties style:writing-mode="lr-tb"/>
      <style:text-properties fo:color="#00a933" fo:font-size="1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style:use-window-font-color="true" style:font-name="Roboto" fo:font-size="14pt" style:font-size-asian="14pt" style:font-size-complex="14pt"/>
    </style:style>
    <style:style style:name="P13" style:family="paragraph">
      <loext:graphic-properties draw:fill="none"/>
      <style:paragraph-properties style:writing-mode="lr-tb"/>
      <style:text-properties style:font-name="Roboto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color="#c9211e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00a933" style:font-name="Roboto" fo:font-size="18pt" fo:background-color="#ffff00"/>
    </style:style>
    <style:style style:name="P17" style:family="paragraph">
      <loext:graphic-properties draw:fill="none"/>
      <style:paragraph-properties style:writing-mode="lr-tb"/>
      <style:text-properties fo:color="#000000"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0000" style:font-name="Roboto" fo:font-size="18pt"/>
    </style:style>
    <style:style style:name="T1" style:family="text">
      <style:text-properties style:font-name="Roboto" fo:font-size="18pt"/>
    </style:style>
    <style:style style:name="T2" style:family="text">
      <style:text-properties fo:color="#c9211e" style:font-name="Roboto" fo:font-size="15pt" style:font-size-asian="15pt" style:font-size-complex="15pt"/>
    </style:style>
    <style:style style:name="T3" style:family="text">
      <style:text-properties fo:color="#c9211e" style:font-name="Roboto" fo:font-size="18pt"/>
    </style:style>
    <style:style style:name="T4" style:family="text">
      <style:text-properties fo:color="#00a933" style:font-name="Roboto"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style:font-name="Roboto" fo:font-size="18pt" fo:background-color="#ff0000"/>
    </style:style>
    <style:style style:name="T8" style:family="text">
      <style:text-properties fo:color="#00a933" style:font-name="Roboto"/>
    </style:style>
    <style:style style:name="T9" style:family="text">
      <style:text-properties style:font-name="Roboto" fo:font-size="15pt" style:font-size-asian="15pt" style:font-size-complex="15pt"/>
    </style:style>
    <style:style style:name="T10" style:family="text">
      <style:text-properties style:font-name="Roboto" fo:font-size="12pt" style:font-size-asian="12pt" style:font-size-complex="12pt"/>
    </style:style>
    <style:style style:name="T11" style:family="text">
      <style:text-properties style:use-window-font-color="true" style:font-name="Roboto" fo:font-size="14pt" style:letter-kerning="true" style:font-name-asian="Noto Sans CJK SC" style:font-size-asian="14pt" style:font-name-complex="Lohit Devanagari" style:font-size-complex="14pt"/>
    </style:style>
    <style:style style:name="T12" style:family="text">
      <style:text-properties style:font-name="Roboto" fo:font-size="14pt" style:font-size-asian="14pt" style:font-size-complex="14pt"/>
    </style:style>
    <style:style style:name="T13" style:family="text">
      <style:text-properties style:font-name="Roboto"/>
    </style:style>
    <style:style style:name="T14" style:family="text">
      <style:text-properties fo:color="#00a933" style:font-name="Roboto" fo:font-size="18pt" fo:background-color="#ffff00"/>
    </style:style>
    <style:style style:name="T15" style:family="text">
      <style:text-properties fo:color="#000000" style:font-name="Roboto" fo:font-size="15pt" style:font-size-asian="15pt" style:font-size-complex="15pt"/>
    </style:style>
    <style:style style:name="T16" style:family="text">
      <style:text-properties fo:color="#000000" style:font-name="Robot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139cm" svg:height="8.237cm" svg:x="1.801cm" svg:y="-0.3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-0.299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</draw:page>
      <draw:page draw:name="page2" draw:style-name="dp1" draw:master-page-name="Standard">
        <draw:g>
          <draw:frame draw:style-name="gr1" draw:text-style-name="P1" draw:layer="layout" svg:width="9.139cm" svg:height="8.237cm" svg:x="1.8cm" svg:y="-0.3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8cm" svg:y="-0.299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7cm" svg:height="2.486cm" draw:transform="rotate (1.5707963267949) translate (0.9cm 6.3cm)">
          <draw:text-box>
            <text:p text:style-name="P2"><text:span text:style-name="T1">Lay</text:span><text:span text:style-name="T1">er </text:span><text:span text:style-name="T1">1 - </text:span><text:span text:style-name="T1">Let</text:span><text:span text:style-name="T1">ter</text:span><text:span text:style-name="T1">s</text:span></text:p>
          </draw:text-box>
        </draw:frame>
        <draw:frame draw:style-name="gr4" draw:text-style-name="P4" draw:layer="layout" svg:width="0.938cm" svg:height="0.996cm" svg:x="2.153cm" svg:y="1.8cm">
          <draw:text-box>
            <text:p><text:span text:style-name="T1">Q</text:span></text:p>
          </draw:text-box>
        </draw:frame>
        <draw:frame draw:style-name="gr5" draw:text-style-name="P4" draw:layer="layout" svg:width="1.065cm" svg:height="0.996cm" svg:x="3.7cm" svg:y="0.8cm">
          <draw:text-box>
            <text:p><text:span text:style-name="T1">W</text:span></text:p>
          </draw:text-box>
        </draw:frame>
        <draw:frame draw:style-name="gr6" draw:text-style-name="P4" draw:layer="layout" svg:width="0.862cm" svg:height="1.1cm" svg:x="5.3cm" svg:y="0.3cm">
          <draw:text-box>
            <text:p><text:span text:style-name="T1">E</text:span></text:p>
          </draw:text-box>
        </draw:frame>
        <draw:frame draw:style-name="gr6" draw:text-style-name="P4" draw:layer="layout" svg:width="0.862cm" svg:height="1.1cm" svg:x="6.9cm" svg:y="0.7cm">
          <draw:text-box>
            <text:p><text:span text:style-name="T1">R</text:span></text:p>
          </draw:text-box>
        </draw:frame>
        <draw:frame draw:style-name="gr6" draw:text-style-name="P4" draw:layer="layout" svg:width="0.862cm" svg:height="1.1cm" svg:x="8.5cm" svg:y="0.9cm">
          <draw:text-box>
            <text:p><text:span text:style-name="T1">T</text:span></text:p>
          </draw:text-box>
        </draw:frame>
        <draw:frame draw:style-name="gr6" draw:text-style-name="P4" draw:layer="layout" svg:width="0.862cm" svg:height="1.1cm" svg:x="12.238cm" svg:y="0.9cm">
          <draw:text-box>
            <text:p><text:span text:style-name="T1">Z</text:span></text:p>
          </draw:text-box>
        </draw:frame>
        <draw:frame draw:style-name="gr7" draw:text-style-name="P4" draw:layer="layout" svg:width="0.862cm" svg:height="1.741cm" svg:x="13.9cm" svg:y="0.7cm">
          <draw:text-box>
            <text:p><text:span text:style-name="T1">U</text:span></text:p>
          </draw:text-box>
        </draw:frame>
        <draw:frame draw:style-name="gr6" draw:text-style-name="P4" draw:layer="layout" svg:width="0.862cm" svg:height="1.1cm" svg:x="15.4cm" svg:y="0.3cm">
          <draw:text-box>
            <text:p><text:span text:style-name="T1">I</text:span></text:p>
          </draw:text-box>
        </draw:frame>
        <draw:frame draw:style-name="gr6" draw:text-style-name="P4" draw:layer="layout" svg:width="0.862cm" svg:height="1.1cm" svg:x="17cm" svg:y="0.8cm">
          <draw:text-box>
            <text:p><text:span text:style-name="T1">O</text:span></text:p>
          </draw:text-box>
        </draw:frame>
        <draw:frame draw:style-name="gr6" draw:text-style-name="P4" draw:layer="layout" svg:width="0.862cm" svg:height="1.1cm" svg:x="18.6cm" svg:y="1.8cm">
          <draw:text-box>
            <text:p><text:span text:style-name="T1">P</text:span></text:p>
          </draw:text-box>
        </draw:frame>
        <draw:frame draw:style-name="gr8" draw:text-style-name="P4" draw:layer="layout" svg:width="0.917cm" svg:height="0.996cm" svg:x="2.191cm" svg:y="3.4cm">
          <draw:text-box>
            <text:p><text:span text:style-name="T1">A</text:span></text:p>
          </draw:text-box>
        </draw:frame>
        <draw:frame draw:style-name="gr9" draw:text-style-name="P4" draw:layer="layout" svg:width="0.879cm" svg:height="0.996cm" svg:x="3.738cm" svg:y="2.4cm">
          <draw:text-box>
            <text:p><text:span text:style-name="T1">S</text:span></text:p>
          </draw:text-box>
        </draw:frame>
        <draw:frame draw:style-name="gr10" draw:text-style-name="P4" draw:layer="layout" svg:width="1.5cm" svg:height="2.486cm" svg:x="5.3cm" svg:y="1.714cm">
          <draw:text-box>
            <text:p><text:span text:style-name="T1">D</text:span></text:p>
            <text:p><text:span text:style-name="T2"/></text:p>
          </draw:text-box>
        </draw:frame>
        <draw:frame draw:style-name="gr6" draw:text-style-name="P4" draw:layer="layout" svg:width="0.862cm" svg:height="1.1cm" svg:x="7cm" svg:y="2.2cm">
          <draw:text-box>
            <text:p><text:span text:style-name="T1">F</text:span></text:p>
          </draw:text-box>
        </draw:frame>
        <draw:frame draw:style-name="gr6" draw:text-style-name="P4" draw:layer="layout" svg:width="0.862cm" svg:height="1.1cm" svg:x="8.538cm" svg:y="2.5cm">
          <draw:text-box>
            <text:p><text:span text:style-name="T1">G</text:span></text:p>
          </draw:text-box>
        </draw:frame>
        <draw:frame draw:style-name="gr6" draw:text-style-name="P4" draw:layer="layout" svg:width="0.862cm" svg:height="1.1cm" svg:x="12.276cm" svg:y="2.5cm">
          <draw:text-box>
            <text:p><text:span text:style-name="T1">H</text:span></text:p>
          </draw:text-box>
        </draw:frame>
        <draw:frame draw:style-name="gr6" draw:text-style-name="P4" draw:layer="layout" svg:width="0.862cm" svg:height="1.1cm" svg:x="13.938cm" svg:y="2.3cm">
          <draw:text-box>
            <text:p><text:span text:style-name="T1">J</text:span></text:p>
          </draw:text-box>
        </draw:frame>
        <draw:frame draw:style-name="gr6" draw:text-style-name="P4" draw:layer="layout" svg:width="0.862cm" svg:height="1.1cm" svg:x="15.438cm" svg:y="1.9cm">
          <draw:text-box>
            <text:p><text:span text:style-name="T1">K</text:span></text:p>
          </draw:text-box>
        </draw:frame>
        <draw:frame draw:style-name="gr6" draw:text-style-name="P4" draw:layer="layout" svg:width="0.862cm" svg:height="1.1cm" svg:x="17.038cm" svg:y="2.4cm">
          <draw:text-box>
            <text:p><text:span text:style-name="T1">L</text:span></text:p>
          </draw:text-box>
        </draw:frame>
        <draw:frame draw:style-name="gr11" draw:text-style-name="P4" draw:layer="layout" svg:width="0.883cm" svg:height="0.996cm" svg:x="2.191cm" svg:y="5cm">
          <draw:text-box>
            <text:p><text:span text:style-name="T1">Y</text:span></text:p>
          </draw:text-box>
        </draw:frame>
        <draw:frame draw:style-name="gr12" draw:text-style-name="P4" draw:layer="layout" svg:width="0.9cm" svg:height="0.996cm" svg:x="3.738cm" svg:y="4cm">
          <draw:text-box>
            <text:p><text:span text:style-name="T1">X</text:span></text:p>
          </draw:text-box>
        </draw:frame>
        <draw:frame draw:style-name="gr6" draw:text-style-name="P4" draw:layer="layout" svg:width="0.862cm" svg:height="1.1cm" svg:x="5.338cm" svg:y="3.5cm">
          <draw:text-box>
            <text:p><text:span text:style-name="T1">C</text:span></text:p>
          </draw:text-box>
        </draw:frame>
        <draw:frame draw:style-name="gr6" draw:text-style-name="P4" draw:layer="layout" svg:width="0.862cm" svg:height="1.1cm" svg:x="6.938cm" svg:y="3.9cm">
          <draw:text-box>
            <text:p><text:span text:style-name="T1">V</text:span></text:p>
          </draw:text-box>
        </draw:frame>
        <draw:frame draw:style-name="gr6" draw:text-style-name="P4" draw:layer="layout" svg:width="0.862cm" svg:height="1.1cm" svg:x="8.538cm" svg:y="4.1cm">
          <draw:text-box>
            <text:p><text:span text:style-name="T1">B</text:span></text:p>
          </draw:text-box>
        </draw:frame>
        <draw:frame draw:style-name="gr6" draw:text-style-name="P4" draw:layer="layout" svg:width="0.862cm" svg:height="1.1cm" svg:x="12.276cm" svg:y="4.1cm">
          <draw:text-box>
            <text:p><text:span text:style-name="T1">N</text:span></text:p>
          </draw:text-box>
        </draw:frame>
        <draw:frame draw:style-name="gr6" draw:text-style-name="P4" draw:layer="layout" svg:width="0.862cm" svg:height="1.1cm" svg:x="13.938cm" svg:y="3.9cm">
          <draw:text-box>
            <text:p><text:span text:style-name="T1">M</text:span></text:p>
          </draw:text-box>
        </draw:frame>
        <draw:frame draw:style-name="gr7" draw:text-style-name="P4" draw:layer="layout" svg:width="1.162cm" svg:height="1.741cm" svg:x="15.438cm" svg:y="3.5cm">
          <draw:text-box>
            <text:p><text:span text:style-name="T1">, </text:span><text:span text:style-name="T3">?</text:span></text:p>
          </draw:text-box>
        </draw:frame>
        <draw:frame draw:style-name="gr7" draw:text-style-name="P4" draw:layer="layout" svg:width="1.062cm" svg:height="1.741cm" svg:x="16.9cm" svg:y="4cm">
          <draw:text-box>
            <text:p><text:span text:style-name="T1">. </text:span><text:span text:style-name="T3">!</text:span></text:p>
          </draw:text-box>
        </draw:frame>
        <draw:frame draw:style-name="gr7" draw:text-style-name="P5" draw:layer="layout" svg:width="1.305cm" svg:height="1.741cm" draw:transform="rotate (0.239110107523223) translate (12.72cm 5.609cm)">
          <draw:text-box>
            <text:p><text:span text:style-name="T4">L3</text:span></text:p>
          </draw:text-box>
        </draw:frame>
        <draw:frame draw:style-name="gr1" draw:text-style-name="P1" draw:layer="layout" svg:width="0.9cm" svg:height="0.617cm" svg:x="18.5cm" svg:y="3.6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3" draw:text-style-name="P1" draw:layer="layout" svg:width="1cm" svg:height="0.922cm" draw:transform="rotate (0.367042741694408) translate (11.236cm 6.559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4" draw:text-style-name="P6" draw:layer="layout" svg:width="1.439cm" svg:height="0.81cm" draw:transform="rotate (-0.54157566689384) translate (9.473cm 6.487cm)">
          <draw:image xlink:href="Pictures/10000201000002BC0000018ACC1708ACC22C7C61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9.139cm" svg:height="8.237cm" svg:x="1.801cm" svg:y="7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7.0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layout" svg:width="10.8cm" svg:height="0.996cm" draw:transform="rotate (1.5707963267949) translate (0.904cm 15.7cm)">
          <draw:text-box>
            <text:p text:style-name="P2"><text:span text:style-name="T1"><text:s text:c="7"/></text:span><text:span text:style-name="T1"><text:s text:c="6"/></text:span><text:span text:style-name="T1">Lay</text:span><text:span text:style-name="T1">er </text:span><text:span text:style-name="T1">2 - </text:span><text:span text:style-name="T1">Sy</text:span><text:span text:style-name="T1">mb</text:span><text:span text:style-name="T1">ols</text:span></text:p>
          </draw:text-box>
        </draw:frame>
        <draw:g>
          <draw:frame draw:style-name="gr1" draw:text-style-name="P1" draw:layer="layout" svg:width="9.139cm" svg:height="8.237cm" svg:x="1.801cm" svg:y="14.2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14.2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layout" svg:width="9.4cm" svg:height="0.996cm" draw:transform="rotate (1.5707963267949) translate (0.9cm 21.4cm)">
          <draw:text-box>
            <text:p text:style-name="P2"><text:span text:style-name="T1">Lay</text:span><text:span text:style-name="T1">er </text:span><text:span text:style-name="T1">3 – </text:span><text:span text:style-name="T1">Na</text:span><text:span text:style-name="T1">v / </text:span><text:span text:style-name="T1">Hot</text:span><text:span text:style-name="T1">key</text:span><text:span text:style-name="T1">s</text:span></text:p>
          </draw:text-box>
        </draw:frame>
        <draw:frame draw:style-name="gr16" draw:text-style-name="P7" draw:layer="layout" svg:width="1.55cm" svg:height="1.495cm" draw:transform="rotate (-0.244520628204406) translate (7.662cm 5.874cm)">
          <draw:text-box>
            <text:p><text:span text:style-name="T2">Ctrl</text:span></text:p>
          </draw:text-box>
        </draw:frame>
        <draw:frame draw:style-name="gr17" draw:text-style-name="P4" draw:layer="layout" svg:width="1.522cm" svg:height="0.996cm" svg:x="1.9cm" svg:y="8.9cm">
          <draw:text-box>
            <text:p><text:span text:style-name="T1">Esc</text:span></text:p>
          </draw:text-box>
        </draw:frame>
        <draw:frame draw:style-name="gr18" draw:text-style-name="P4" draw:layer="layout" svg:width="1.704cm" svg:height="0.996cm" svg:x="1.878cm" svg:y="10.504cm">
          <draw:text-box>
            <text:p><text:span text:style-name="T1">Tab </text:span></text:p>
          </draw:text-box>
        </draw:frame>
        <draw:frame draw:style-name="gr19" draw:text-style-name="P4" draw:layer="layout" svg:width="1.091cm" svg:height="0.996cm" svg:x="5.209cm" svg:y="9cm">
          <draw:text-box>
            <text:p><text:span text:style-name="T1"><text:s/></text:span><text:span text:style-name="T1">~</text:span></text:p>
          </draw:text-box>
        </draw:frame>
        <draw:frame draw:style-name="gr20" draw:text-style-name="P4" draw:layer="layout" svg:width="1.23cm" svg:height="0.996cm" svg:x="3.578cm" svg:y="7.9cm">
          <draw:text-box>
            <text:p><text:span text:style-name="T1">@ </text:span></text:p>
          </draw:text-box>
        </draw:frame>
        <draw:frame draw:style-name="gr21" draw:text-style-name="P4" draw:layer="layout" svg:width="1.006cm" svg:height="0.996cm" svg:x="3.626cm" svg:y="9.504cm">
          <draw:text-box>
            <text:p><text:span text:style-name="T1">= </text:span></text:p>
          </draw:text-box>
        </draw:frame>
        <draw:frame draw:style-name="gr22" draw:text-style-name="P4" draw:layer="layout" svg:width="1.014cm" svg:height="0.996cm" svg:x="3.7cm" svg:y="11.104cm">
          <draw:text-box>
            <text:p><text:span text:style-name="T1">€ </text:span></text:p>
          </draw:text-box>
        </draw:frame>
        <draw:frame draw:style-name="gr23" draw:text-style-name="P4" draw:layer="layout" svg:width="1.048cm" svg:height="0.996cm" svg:x="5.3cm" svg:y="7.504cm">
          <draw:text-box>
            <text:p><text:span text:style-name="T1"># </text:span></text:p>
          </draw:text-box>
        </draw:frame>
        <draw:frame draw:style-name="gr24" draw:text-style-name="P4" draw:layer="layout" svg:width="1.171cm" svg:height="0.996cm" svg:x="6.852cm" svg:y="7.8cm">
          <draw:text-box>
            <text:p><text:span text:style-name="T1">$ <text:s/></text:span></text:p>
          </draw:text-box>
        </draw:frame>
        <draw:frame draw:style-name="gr11" draw:text-style-name="P4" draw:layer="measurelines" svg:width="0.883cm" svg:height="0.996cm" svg:x="2.192cm" svg:y="5cm">
          <draw:text-box>
            <text:p><text:span text:style-name="T1">Y</text:span></text:p>
          </draw:text-box>
        </draw:frame>
        <draw:frame draw:style-name="gr8" draw:text-style-name="P4" draw:layer="layout" svg:width="0.917cm" svg:height="0.996cm" svg:x="8.5cm" svg:y="9.6cm">
          <draw:text-box>
            <text:p><text:span text:style-name="T1">/</text:span></text:p>
          </draw:text-box>
        </draw:frame>
        <draw:frame draw:style-name="gr25" draw:text-style-name="P4" draw:layer="layout" svg:width="0.968cm" svg:height="0.996cm" svg:x="8.5cm" svg:y="8.104cm">
          <draw:text-box>
            <text:p><text:span text:style-name="T1">%</text:span></text:p>
          </draw:text-box>
        </draw:frame>
        <draw:frame draw:style-name="gr8" draw:text-style-name="P4" draw:layer="layout" svg:width="0.917cm" svg:height="0.996cm" svg:x="8.483cm" svg:y="11.104cm">
          <draw:text-box>
            <text:p><text:span text:style-name="T1">„“</text:span></text:p>
          </draw:text-box>
        </draw:frame>
        <draw:frame draw:style-name="gr26" draw:text-style-name="P4" draw:layer="layout" svg:width="1.162cm" svg:height="1.741cm" svg:x="12.2cm" svg:y="8.004cm">
          <draw:text-box>
            <text:p><text:span text:style-name="T1">^ °</text:span></text:p>
            <text:p><text:span text:style-name="T1"/></text:p>
          </draw:text-box>
        </draw:frame>
        <draw:frame draw:style-name="gr27" draw:text-style-name="P7" draw:layer="measurelines" svg:width="1.463cm" svg:height="0.997cm" svg:x="13.837cm" svg:y="7.903cm">
          <draw:text-box>
            <text:p><text:span text:style-name="T1">&amp;</text:span></text:p>
          </draw:text-box>
        </draw:frame>
        <draw:frame draw:style-name="gr27" draw:text-style-name="P7" draw:layer="measurelines" svg:width="1.069cm" svg:height="0.997cm" svg:x="15.531cm" svg:y="7.5cm">
          <draw:text-box>
            <text:p><text:span text:style-name="T1">*</text:span></text:p>
          </draw:text-box>
        </draw:frame>
        <draw:frame draw:style-name="gr27" draw:text-style-name="P7" draw:layer="measurelines" svg:width="0.951cm" svg:height="0.997cm" svg:x="17.1cm" svg:y="7.9cm">
          <draw:text-box>
            <text:p><text:span text:style-name="T1">- <text:s/></text:span></text:p>
          </draw:text-box>
        </draw:frame>
        <draw:polyline draw:style-name="gr28" draw:text-style-name="P8" draw:layer="measurelines" svg:width="0.853cm" svg:height="0.28cm" draw:transform="skewX (-0.22776546738526) rotate (-2.78292749230496) translate (19.4595744123814cm 12.6401787987693cm)" svg:viewBox="0 0 854 281" draw:points="0,281 170,0 854,281">
          <text:p/>
        </draw:polyline>
        <draw:frame draw:style-name="gr29" draw:text-style-name="P4" draw:layer="layout" svg:width="0.921cm" svg:height="1.741cm" svg:x="12.4cm" svg:y="9.659cm">
          <draw:text-box>
            <text:p><text:span text:style-name="T1">\ </text:span></text:p>
            <text:p><text:span text:style-name="T1"/></text:p>
          </draw:text-box>
        </draw:frame>
        <draw:frame draw:style-name="gr30" draw:text-style-name="P4" draw:layer="layout" svg:width="0.917cm" svg:height="1.707cm" svg:x="13.983cm" svg:y="9.4cm">
          <draw:text-box>
            <text:p><text:span text:style-name="T5">{</text:span><text:span text:style-name="T1"> </text:span></text:p>
            <text:p><text:span text:style-name="T6"/></text:p>
          </draw:text-box>
        </draw:frame>
        <draw:frame draw:style-name="gr27" draw:text-style-name="P7" draw:layer="measurelines" svg:width="0.659cm" svg:height="0.997cm" svg:x="17.141cm" svg:y="9.5cm">
          <draw:text-box>
            <text:p><text:span text:style-name="T1">|</text:span></text:p>
          </draw:text-box>
        </draw:frame>
        <draw:frame draw:style-name="gr27" draw:text-style-name="P7" draw:layer="measurelines" svg:width="0.718cm" svg:height="0.997cm" svg:x="15.6cm" svg:y="9.003cm">
          <draw:text-box>
            <text:p><text:span text:style-name="T5">}</text:span></text:p>
          </draw:text-box>
        </draw:frame>
        <draw:frame draw:style-name="gr31" draw:text-style-name="P4" draw:layer="layout" svg:width="0.917cm" svg:height="1.741cm" svg:x="12.3cm" svg:y="11.2cm">
          <draw:text-box>
            <text:p><text:span text:style-name="T1">[ </text:span></text:p>
            <text:p><text:span text:style-name="T1"/></text:p>
          </draw:text-box>
        </draw:frame>
        <draw:frame draw:style-name="gr32" draw:text-style-name="P7" draw:layer="measurelines" svg:width="0.946cm" svg:height="1.096cm" svg:x="13.9cm" svg:y="11cm">
          <draw:text-box>
            <text:p><text:span text:style-name="T1">(</text:span></text:p>
          </draw:text-box>
        </draw:frame>
        <draw:frame draw:style-name="gr27" draw:text-style-name="P7" draw:layer="measurelines" svg:width="0.891cm" svg:height="0.997cm" svg:x="15.6cm" svg:y="10.6cm">
          <draw:text-box>
            <text:p><text:span text:style-name="T1">)</text:span></text:p>
          </draw:text-box>
        </draw:frame>
        <draw:frame draw:style-name="gr27" draw:text-style-name="P7" draw:layer="measurelines" svg:width="0.671cm" svg:height="0.997cm" svg:x="17.129cm" svg:y="11.1cm">
          <draw:text-box>
            <text:p><text:span text:style-name="T1">]</text:span></text:p>
          </draw:text-box>
        </draw:frame>
        <draw:frame draw:style-name="gr1" draw:text-style-name="P1" draw:layer="layout" svg:width="0.9cm" svg:height="0.617cm" svg:x="18.6cm" svg:y="10.6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7" draw:text-style-name="P4" draw:layer="measurelines" svg:width="1.522cm" svg:height="0.996cm" svg:x="1.874cm" svg:y="16.2cm">
          <draw:text-box>
            <text:p><text:span text:style-name="T1">Esc</text:span></text:p>
          </draw:text-box>
        </draw:frame>
        <draw:frame draw:style-name="gr18" draw:text-style-name="P4" draw:layer="measurelines" svg:width="1.704cm" svg:height="0.996cm" svg:x="1.852cm" svg:y="17.804cm">
          <draw:text-box>
            <text:p><text:span text:style-name="T1">Tab </text:span></text:p>
          </draw:text-box>
        </draw:frame>
        <draw:frame draw:style-name="gr33" draw:text-style-name="P4" draw:layer="measurelines" svg:width="1.582cm" svg:height="0.996cm" svg:x="18.318cm" svg:y="16.3cm">
          <draw:text-box>
            <text:p><text:span text:style-name="T7">Rst</text:span><text:span text:style-name="T1"> </text:span></text:p>
          </draw:text-box>
        </draw:frame>
        <draw:frame draw:style-name="gr34" draw:text-style-name="P7" draw:layer="layout" svg:width="1.55cm" svg:height="0.873cm" draw:transform="rotate (0.207868713912525) translate (13.2cm 6.12cm)">
          <draw:text-box>
            <text:p><text:span text:style-name="T2">Alt</text:span></text:p>
          </draw:text-box>
        </draw:frame>
        <draw:frame draw:style-name="gr27" draw:text-style-name="P9" draw:layer="measurelines" svg:width="1.946cm" svg:height="0.997cm" svg:x="2.554cm" svg:y="3.803cm">
          <draw:text-box>
            <text:p><text:span text:style-name="T2">Ä</text:span></text:p>
          </draw:text-box>
        </draw:frame>
        <draw:frame draw:style-name="gr27" draw:text-style-name="P9" draw:layer="measurelines" svg:width="1.946cm" svg:height="0.997cm" svg:x="17.4cm" svg:y="1.3cm">
          <draw:text-box>
            <text:p><text:span text:style-name="T2">Ö</text:span></text:p>
          </draw:text-box>
        </draw:frame>
        <draw:frame draw:style-name="gr27" draw:text-style-name="P9" draw:layer="measurelines" svg:width="1.946cm" svg:height="0.997cm" svg:x="14.254cm" svg:y="1.103cm">
          <draw:text-box>
            <text:p><text:span text:style-name="T2">Ü</text:span></text:p>
          </draw:text-box>
        </draw:frame>
        <draw:polyline draw:style-name="gr28" draw:text-style-name="P8" draw:layer="measurelines" svg:width="0.853cm" svg:height="0.28cm" draw:transform="skewX (-0.22776546738526) rotate (-2.78292749230496) translate (19.4595744123814cm 5.54017879876928cm)" svg:viewBox="0 0 854 281" draw:points="0,281 170,0 854,281">
          <text:p/>
        </draw:polyline>
        <draw:frame draw:style-name="gr35" draw:text-style-name="P4" draw:layer="layout" svg:width="1.305cm" svg:height="1.086cm" draw:transform="rotate (-0.237364778271229) translate (7.632cm 5.3cm)">
          <draw:text-box>
            <text:p><text:span text:style-name="T8">L2</text:span></text:p>
          </draw:text-box>
        </draw:frame>
        <draw:line draw:style-name="gr36" draw:text-style-name="P8" draw:layer="layout" svg:x1="15.878cm" svg:y1="15.7cm" svg:x2="15.878cm" svg:y2="14.7cm">
          <text:p/>
        </draw:line>
        <draw:line draw:style-name="gr36" draw:text-style-name="P8" draw:layer="layout" svg:x1="14.778cm" svg:y1="17.3cm" svg:x2="13.778cm" svg:y2="17.3cm">
          <text:p/>
        </draw:line>
        <draw:line draw:style-name="gr36" draw:text-style-name="P8" draw:layer="layout" svg:x1="14.803cm" svg:y1="17.3cm" svg:x2="13.803cm" svg:y2="17.3cm">
          <text:p/>
        </draw:line>
        <draw:line draw:style-name="gr36" draw:text-style-name="P8" draw:layer="layout" svg:x1="16.978cm" svg:y1="17.2cm" svg:x2="17.978cm" svg:y2="17.2cm">
          <text:p/>
        </draw:line>
        <draw:line draw:style-name="gr36" draw:text-style-name="P8" draw:layer="layout" svg:x1="15.878cm" svg:y1="16.3cm" svg:x2="15.878cm" svg:y2="17.3cm">
          <text:p/>
        </draw:line>
        <draw:frame draw:style-name="gr37" draw:text-style-name="P4" draw:layer="layout" svg:width="1.522cm" svg:height="1.296cm" svg:x="16.578cm" svg:y="15.204cm">
          <draw:text-box>
            <text:p><text:span text:style-name="T9">Bild</text:span></text:p>
          </draw:text-box>
        </draw:frame>
        <draw:line draw:style-name="gr38" draw:text-style-name="P8" draw:layer="layout" svg:x1="14.7cm" svg:y1="16cm" svg:x2="14.7cm" svg:y2="15.2cm">
          <text:p/>
        </draw:line>
        <draw:frame draw:style-name="gr37" draw:text-style-name="P4" draw:layer="layout" svg:width="1.522cm" svg:height="1.296cm" svg:x="13.456cm" svg:y="15.3cm">
          <draw:text-box>
            <text:p><text:span text:style-name="T9">Bild</text:span></text:p>
          </draw:text-box>
        </draw:frame>
        <draw:line draw:style-name="gr38" draw:text-style-name="P8" draw:layer="layout" svg:x1="17.8cm" svg:y1="15.4cm" svg:x2="17.8cm" svg:y2="16.2cm">
          <text:p/>
        </draw:line>
        <draw:frame draw:style-name="gr39" draw:text-style-name="P10" draw:layer="measurelines" svg:width="1.2cm" svg:height="0.996cm" svg:x="2cm" svg:y="12.1cm">
          <draw:text-box>
            <text:p><text:span text:style-name="T4">L4</text:span></text:p>
          </draw:text-box>
        </draw:frame>
        <draw:frame draw:style-name="gr39" draw:text-style-name="P10" draw:layer="measurelines" svg:width="1.2cm" svg:height="0.996cm" svg:x="2.1cm" svg:y="19.4cm">
          <draw:text-box>
            <text:p><text:span text:style-name="T4">L4</text:span></text:p>
          </draw:text-box>
        </draw:frame>
        <draw:frame draw:style-name="gr22" draw:text-style-name="P4" draw:layer="layout" svg:width="1.014cm" svg:height="0.996cm" svg:x="5.386cm" svg:y="10.6cm">
          <draw:text-box>
            <text:p><text:span text:style-name="T1">&lt; </text:span></text:p>
          </draw:text-box>
        </draw:frame>
        <draw:frame draw:style-name="gr22" draw:text-style-name="P4" draw:layer="layout" svg:width="1.014cm" svg:height="0.996cm" svg:x="6.9cm" svg:y="10.904cm">
          <draw:text-box>
            <text:p><text:span text:style-name="T1">&gt; </text:span></text:p>
          </draw:text-box>
        </draw:frame>
        <draw:frame draw:style-name="gr40" draw:text-style-name="P4" draw:layer="layout" svg:width="1.407cm" svg:height="0.996cm" svg:x="3.6cm" svg:y="15.4cm">
          <draw:text-box>
            <text:p><text:span text:style-name="T1">F1 </text:span></text:p>
          </draw:text-box>
        </draw:frame>
        <draw:frame draw:style-name="gr40" draw:text-style-name="P4" draw:layer="layout" svg:width="1.407cm" svg:height="0.996cm" svg:x="5.193cm" svg:y="14.904cm">
          <draw:text-box>
            <text:p><text:span text:style-name="T1">F2 </text:span></text:p>
          </draw:text-box>
        </draw:frame>
        <draw:frame draw:style-name="gr40" draw:text-style-name="P4" draw:layer="layout" svg:width="1.407cm" svg:height="0.996cm" svg:x="6.793cm" svg:y="15.1cm">
          <draw:text-box>
            <text:p><text:span text:style-name="T1">F3 </text:span></text:p>
          </draw:text-box>
        </draw:frame>
        <draw:frame draw:style-name="gr40" draw:text-style-name="P4" draw:layer="layout" svg:width="1.407cm" svg:height="0.996cm" svg:x="8.4cm" svg:y="15.4cm">
          <draw:text-box>
            <text:p><text:span text:style-name="T1">F4</text:span></text:p>
          </draw:text-box>
        </draw:frame>
        <draw:frame draw:style-name="gr40" draw:text-style-name="P4" draw:layer="layout" svg:width="1.407cm" svg:height="0.996cm" svg:x="3.693cm" svg:y="16.896cm">
          <draw:text-box>
            <text:p><text:span text:style-name="T1">F5 </text:span></text:p>
          </draw:text-box>
        </draw:frame>
        <draw:frame draw:style-name="gr40" draw:text-style-name="P4" draw:layer="layout" svg:width="1.407cm" svg:height="0.996cm" svg:x="5.286cm" svg:y="16.4cm">
          <draw:text-box>
            <text:p><text:span text:style-name="T1">F6 </text:span></text:p>
          </draw:text-box>
        </draw:frame>
        <draw:frame draw:style-name="gr40" draw:text-style-name="P4" draw:layer="layout" svg:width="1.407cm" svg:height="0.996cm" svg:x="6.886cm" svg:y="16.796cm">
          <draw:text-box>
            <text:p><text:span text:style-name="T1">F7 </text:span></text:p>
          </draw:text-box>
        </draw:frame>
        <draw:frame draw:style-name="gr40" draw:text-style-name="P4" draw:layer="layout" svg:width="1.407cm" svg:height="0.996cm" svg:x="8.493cm" svg:y="16.896cm">
          <draw:text-box>
            <text:p><text:span text:style-name="T1">F8</text:span></text:p>
          </draw:text-box>
        </draw:frame>
        <draw:frame draw:style-name="gr40" draw:text-style-name="P4" draw:layer="layout" svg:width="1.407cm" svg:height="0.996cm" svg:x="3.593cm" svg:y="18.396cm">
          <draw:text-box>
            <text:p><text:span text:style-name="T1">F9 </text:span></text:p>
          </draw:text-box>
        </draw:frame>
        <draw:frame draw:style-name="gr41" draw:text-style-name="P4" draw:layer="layout" svg:width="1.721cm" svg:height="0.996cm" svg:x="4.986cm" svg:y="17.9cm">
          <draw:text-box>
            <text:p><text:span text:style-name="T1">F10 </text:span></text:p>
          </draw:text-box>
        </draw:frame>
        <draw:frame draw:style-name="gr41" draw:text-style-name="P4" draw:layer="layout" svg:width="1.721cm" svg:height="0.996cm" svg:x="6.586cm" svg:y="18.296cm">
          <draw:text-box>
            <text:p><text:span text:style-name="T1">F11 </text:span></text:p>
          </draw:text-box>
        </draw:frame>
        <draw:frame draw:style-name="gr42" draw:text-style-name="P4" draw:layer="layout" svg:width="1.565cm" svg:height="0.996cm" svg:x="8.193cm" svg:y="18.496cm">
          <draw:text-box>
            <text:p><text:span text:style-name="T1">F12</text:span></text:p>
          </draw:text-box>
        </draw:frame>
        <draw:frame draw:style-name="gr43" draw:text-style-name="P4" draw:layer="layout" svg:width="1.675cm" svg:height="0.896cm" svg:x="11.893cm" svg:y="15.404cm">
          <draw:text-box>
            <text:p><text:span text:style-name="T10">Paus</text:span><text:span text:style-name="T10">e</text:span></text:p>
          </draw:text-box>
        </draw:frame>
        <draw:frame draw:style-name="gr44" draw:text-style-name="P4" draw:layer="layout" svg:width="1.594cm" svg:height="0.896cm" svg:x="11.9cm" svg:y="17cm">
          <draw:text-box>
            <text:p><text:span text:style-name="T10">Druc</text:span><text:span text:style-name="T10">k</text:span></text:p>
          </draw:text-box>
        </draw:frame>
        <draw:frame draw:style-name="gr45" draw:text-style-name="P12" draw:layer="measurelines" svg:width="1.946cm" svg:height="0.585cm" svg:x="13.754cm" svg:y="18.5cm">
          <draw:text-box>
            <text:p text:style-name="P11"><text:span text:style-name="T11">Pos</text:span><text:span text:style-name="T11">1</text:span></text:p>
          </draw:text-box>
        </draw:frame>
        <draw:frame draw:style-name="gr27" draw:text-style-name="P9" draw:layer="measurelines" svg:width="1.946cm" svg:height="0.997cm" svg:x="16.8cm" svg:y="18.5cm">
          <draw:text-box>
            <text:p><text:span text:style-name="T12">End</text:span></text:p>
          </draw:text-box>
        </draw:frame>
        <draw:frame draw:style-name="gr27" draw:text-style-name="P9" draw:layer="measurelines" svg:width="1.946cm" svg:height="0.997cm" svg:x="4.154cm" svg:y="2.7cm">
          <draw:text-box>
            <text:p><text:span text:style-name="T2">ß</text:span></text:p>
          </draw:text-box>
        </draw:frame>
        <draw:frame draw:style-name="gr46" draw:text-style-name="P4" draw:layer="layout" svg:width="1.407cm" svg:height="0.896cm" svg:x="12cm" svg:y="18.5cm">
          <draw:text-box>
            <text:p><text:span text:style-name="T12">Entf</text:span></text:p>
          </draw:text-box>
        </draw:frame>
        <draw:frame draw:style-name="gr47" draw:text-style-name="P4" draw:layer="layout" svg:width="1.62cm" svg:height="0.896cm" svg:x="15.093cm" svg:y="18.004cm">
          <draw:text-box>
            <text:p><text:span text:style-name="T12">Einf</text:span><text:span text:style-name="T12">g</text:span></text:p>
          </draw:text-box>
        </draw:frame>
        <draw:frame draw:style-name="gr1" draw:text-style-name="P1" draw:layer="layout" svg:width="0.871cm" svg:height="0.871cm" draw:transform="rotate (-0.497069770967985) translate (9.715cm 6.019cm)">
          <draw:image xlink:href="Pictures/100002010000020000000200E40018D15924F06A.png" xlink:type="simple" xlink:show="embed" xlink:actuate="onLoad" loext:mime-type="image/png">
            <text:p/>
          </draw:image>
        </draw:frame>
        <draw:polyline draw:style-name="gr28" draw:text-style-name="P8" draw:layer="controls" svg:width="0.853cm" svg:height="0.28cm" draw:transform="skewX (-0.22776546738526) rotate (-2.78292749230496) translate (19.4595744123814cm 19.9401787987693cm)" svg:viewBox="0 0 854 281" draw:points="0,281 170,0 854,281">
          <text:p/>
        </draw:polyline>
        <draw:frame draw:style-name="gr1" draw:text-style-name="P1" draw:layer="controls" svg:width="0.9cm" svg:height="0.617cm" svg:x="18.6cm" svg:y="17.9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9" draw:text-style-name="P13" draw:layer="controls" svg:width="0.625cm" svg:height="0.996cm" svg:x="7.075cm" svg:y="9.337cm">
          <draw:text-box>
            <text:p><text:span text:style-name="T13">'</text:span></text:p>
          </draw:text-box>
        </draw:frame>
        <draw:frame draw:style-name="gr48" draw:text-style-name="P5" draw:layer="controls" svg:width="1.305cm" svg:height="0.996cm" draw:transform="rotate (0.239110107523223) translate (12.7cm 5.609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525693170700692) translate (11.205cm 6.662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3cm 5.874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3cm 5.3cm)">
          <draw:text-box>
            <text:p><text:span text:style-name="T8">L2</text:span></text:p>
          </draw:text-box>
        </draw:frame>
        <draw:frame draw:style-name="gr1" draw:text-style-name="P1" draw:layer="controls" svg:width="0.871cm" svg:height="0.871cm" draw:transform="rotate (-0.497069770967985) translate (9.716cm 6.0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72cm 13.687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5" draw:layer="controls" svg:width="1.305cm" svg:height="1.741cm" draw:transform="rotate (0.239110107523223) translate (12.82cm 13.009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483630735727629) translate (11.311cm 14.034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13.274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2cm 12.7cm)">
          <draw:text-box>
            <text:p><text:span text:style-name="T8">L1</text:span></text:p>
          </draw:text-box>
        </draw:frame>
        <draw:frame draw:style-name="gr1" draw:text-style-name="P1" draw:layer="controls" svg:width="0.871cm" svg:height="0.871cm" draw:transform="rotate (-0.497069770967985) translate (9.715cm 13.2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72cm 21.064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5" draw:layer="controls" svg:width="1.305cm" svg:height="1.741cm" draw:transform="rotate (0.239110107523223) translate (12.72cm 20.186cm)">
          <draw:text-box>
            <text:p><text:span text:style-name="T4">L2</text:span></text:p>
          </draw:text-box>
        </draw:frame>
        <draw:frame draw:style-name="gr13" draw:text-style-name="P1" draw:layer="controls" svg:width="1cm" svg:height="0.922cm" draw:transform="rotate (0.483630735727629) translate (11.211cm 21.211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20.451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2cm 19.877cm)">
          <draw:text-box>
            <text:p><text:span text:style-name="T8">L1</text:span></text:p>
          </draw:text-box>
        </draw:frame>
        <draw:frame draw:style-name="gr1" draw:text-style-name="P1" draw:layer="controls" svg:width="0.871cm" svg:height="0.871cm" draw:transform="rotate (-0.497069770967985) translate (9.715cm 20.596cm)">
          <draw:image xlink:href="Pictures/100002010000020000000200E40018D15924F06A.png" xlink:type="simple" xlink:show="embed" xlink:actuate="onLoad" loext:mime-type="image/png">
            <text:p/>
          </draw:image>
        </draw:frame>
        <draw:g>
          <draw:frame draw:style-name="gr1" draw:text-style-name="P1" draw:layer="controls" svg:width="9.139cm" svg:height="8.237cm" svg:x="1.8cm" svg:y="2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738cm" svg:y="2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controls" svg:width="9.4cm" svg:height="0.996cm" draw:transform="rotate (1.5707963267949) translate (0.9cm 29cm)">
          <draw:text-box>
            <text:p text:style-name="P2"><text:span text:style-name="T1">Lay</text:span><text:span text:style-name="T1">er </text:span><text:span text:style-name="T1">4 - </text:span><text:span text:style-name="T1">Nu</text:span><text:span text:style-name="T1">m / </text:span><text:span text:style-name="T1">Mo</text:span><text:span text:style-name="T1">use</text:span></text:p>
          </draw:text-box>
        </draw:frame>
        <draw:frame draw:style-name="gr7" draw:text-style-name="P5" draw:layer="controls" svg:width="1.305cm" svg:height="1.741cm" draw:transform="rotate (-0.251676478137583) translate (7.634cm 27.089cm)">
          <draw:text-box>
            <text:p><text:span text:style-name="T4">L1</text:span></text:p>
          </draw:text-box>
        </draw:frame>
        <draw:frame draw:style-name="gr7" draw:text-style-name="P4" draw:layer="controls" svg:width="1.305cm" svg:height="1.741cm" draw:transform="rotate (0.300371164268224) translate (12.6cm 27.486cm)">
          <draw:text-box>
            <text:p><text:span text:style-name="T8">L2</text:span></text:p>
          </draw:text-box>
        </draw:frame>
        <draw:frame draw:style-name="gr13" draw:text-style-name="P1" draw:layer="controls" svg:width="1cm" svg:height="0.922cm" draw:transform="rotate (0.530405559681077) translate (11.348cm 28.506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27.7cm)">
          <draw:text-box>
            <text:p><text:span text:style-name="T2">Ctrl</text:span></text:p>
          </draw:text-box>
        </draw:frame>
        <draw:frame draw:style-name="gr34" draw:text-style-name="P7" draw:layer="controls" svg:width="1.55cm" svg:height="0.873cm" draw:transform="rotate (0.247313155007596) translate (13.1cm 27.879cm)">
          <draw:text-box>
            <text:p><text:span text:style-name="T2">Alt</text:span></text:p>
          </draw:text-box>
        </draw:frame>
        <draw:frame draw:style-name="gr32" draw:text-style-name="P7" draw:layer="controls" svg:width="0.946cm" svg:height="1.096cm" svg:x="13.823cm" svg:y="25.504cm">
          <draw:text-box>
            <text:p><text:span text:style-name="T1">1</text:span></text:p>
          </draw:text-box>
        </draw:frame>
        <draw:frame draw:style-name="gr32" draw:text-style-name="P7" draw:layer="controls" svg:width="0.946cm" svg:height="1.096cm" svg:x="15.423cm" svg:y="25.204cm">
          <draw:text-box>
            <text:p><text:span text:style-name="T1">2</text:span></text:p>
          </draw:text-box>
        </draw:frame>
        <draw:frame draw:style-name="gr32" draw:text-style-name="P7" draw:layer="controls" svg:width="0.946cm" svg:height="1.096cm" svg:x="17.023cm" svg:y="25.6cm">
          <draw:text-box>
            <text:p><text:span text:style-name="T1">3</text:span></text:p>
          </draw:text-box>
        </draw:frame>
        <draw:frame draw:style-name="gr32" draw:text-style-name="P7" draw:layer="controls" svg:width="0.946cm" svg:height="1.096cm" svg:x="13.777cm" svg:y="24.004cm">
          <draw:text-box>
            <text:p><text:span text:style-name="T1">4</text:span></text:p>
          </draw:text-box>
        </draw:frame>
        <draw:frame draw:style-name="gr32" draw:text-style-name="P7" draw:layer="controls" svg:width="0.946cm" svg:height="1.096cm" svg:x="15.377cm" svg:y="23.604cm">
          <draw:text-box>
            <text:p><text:span text:style-name="T1">5</text:span></text:p>
          </draw:text-box>
        </draw:frame>
        <draw:frame draw:style-name="gr32" draw:text-style-name="P7" draw:layer="controls" svg:width="0.946cm" svg:height="1.096cm" svg:x="16.977cm" svg:y="24.1cm">
          <draw:text-box>
            <text:p><text:span text:style-name="T1">6</text:span></text:p>
          </draw:text-box>
        </draw:frame>
        <draw:frame draw:style-name="gr32" draw:text-style-name="P7" draw:layer="controls" svg:width="0.946cm" svg:height="1.096cm" svg:x="13.777cm" svg:y="22.304cm">
          <draw:text-box>
            <text:p><text:span text:style-name="T1">7</text:span></text:p>
          </draw:text-box>
        </draw:frame>
        <draw:frame draw:style-name="gr32" draw:text-style-name="P7" draw:layer="controls" svg:width="0.946cm" svg:height="1.096cm" svg:x="15.377cm" svg:y="22.004cm">
          <draw:text-box>
            <text:p><text:span text:style-name="T1">8</text:span></text:p>
          </draw:text-box>
        </draw:frame>
        <draw:frame draw:style-name="gr32" draw:text-style-name="P7" draw:layer="controls" svg:width="0.946cm" svg:height="1.096cm" svg:x="16.977cm" svg:y="22.4cm">
          <draw:text-box>
            <text:p><text:span text:style-name="T1">9</text:span></text:p>
          </draw:text-box>
        </draw:frame>
        <draw:frame draw:style-name="gr32" draw:text-style-name="P7" draw:layer="controls" svg:width="0.946cm" svg:height="1.096cm" svg:x="12.277cm" svg:y="25.704cm">
          <draw:text-box>
            <text:p><text:span text:style-name="T1">0</text:span></text:p>
          </draw:text-box>
        </draw:frame>
        <draw:frame draw:style-name="gr32" draw:text-style-name="P7" draw:layer="controls" svg:width="0.946cm" svg:height="1.096cm" svg:x="12.077cm" svg:y="22.7cm">
          <draw:text-box>
            <text:p><text:span text:style-name="T1">*</text:span></text:p>
          </draw:text-box>
        </draw:frame>
        <draw:polyline draw:style-name="gr28" draw:text-style-name="P8" draw:layer="controls" svg:width="0.853cm" svg:height="0.28cm" draw:transform="skewX (-0.22776546738526) rotate (-2.78292749230496) translate (19.4365744123814cm 27.2401787987693cm)" svg:viewBox="0 0 854 281" draw:points="0,281 170,0 854,281">
          <text:p/>
        </draw:polyline>
        <draw:frame draw:style-name="gr1" draw:text-style-name="P1" draw:layer="controls" svg:width="0.9cm" svg:height="0.617cm" svg:x="18.577cm" svg:y="25.2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18.477cm" svg:y="23.4cm">
          <draw:text-box>
            <text:p><text:span text:style-name="T1">+</text:span></text:p>
          </draw:text-box>
        </draw:frame>
        <draw:frame draw:style-name="gr27" draw:text-style-name="P14" draw:layer="controls" svg:width="0.803cm" svg:height="0.997cm" svg:x="18.874cm" svg:y="23.7cm">
          <draw:text-box>
            <text:p><text:span text:style-name="T3">-</text:span></text:p>
          </draw:text-box>
        </draw:frame>
        <draw:frame draw:style-name="gr32" draw:text-style-name="P15" draw:layer="controls" svg:width="0.946cm" svg:height="1.096cm" svg:x="12.531cm" svg:y="22.7cm">
          <draw:text-box>
            <text:p><text:span text:style-name="T3">/</text:span></text:p>
          </draw:text-box>
        </draw:frame>
        <draw:frame draw:style-name="gr32" draw:text-style-name="P7" draw:layer="controls" svg:width="0.946cm" svg:height="1.096cm" svg:x="12.177cm" svg:y="24.104cm">
          <draw:text-box>
            <text:p><text:span text:style-name="T1">.</text:span></text:p>
          </draw:text-box>
        </draw:frame>
        <draw:frame draw:style-name="gr27" draw:text-style-name="P14" draw:layer="controls" svg:width="0.803cm" svg:height="0.997cm" svg:x="12.574cm" svg:y="24.3cm">
          <draw:text-box>
            <text:p><text:span text:style-name="T3">,</text:span></text:p>
          </draw:text-box>
        </draw:frame>
        <draw:frame draw:style-name="gr7" draw:text-style-name="P5" draw:layer="controls" svg:width="1.305cm" svg:height="1.741cm" svg:x="1.976cm" svg:y="26.724cm">
          <draw:text-box>
            <text:p><text:span text:style-name="T4">L3</text:span></text:p>
          </draw:text-box>
        </draw:frame>
        <draw:frame draw:style-name="gr1" draw:text-style-name="P1" draw:layer="controls" svg:width="0.5cm" svg:height="0.797cm" svg:x="5.577cm" svg:y="22.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svg:x="5.441cm" svg:y="21.939cm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5.577cm" svg:y="23.5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3.14159265358979) translate (6.213cm 24.7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4.177cm" svg:y="24.2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6.977cm" svg:y="24.1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1.5707963267949) translate (3.677cm 25.036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1.5707963267949) translate (7.977cm 24.1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642cm" svg:height="1.022cm" svg:x="7.077cm" svg:y="22.378cm">
          <draw:image xlink:href="Pictures/1000020100000076000000BCEDBABBAC7B629661.png" xlink:type="simple" xlink:show="embed" xlink:actuate="onLoad" loext:mime-type="image/png">
            <text:p/>
          </draw:image>
        </draw:frame>
        <draw:frame draw:style-name="gr1" draw:text-style-name="P1" draw:layer="controls" svg:width="0.641cm" svg:height="1.023cm" svg:x="3.936cm" svg:y="22.537cm">
          <draw:image xlink:href="Pictures/1000020100000076000000BC9ADF2625146EE588.png" xlink:type="simple" xlink:show="embed" xlink:actuate="onLoad" loext:mime-type="image/png">
            <text:p/>
          </draw:image>
        </draw:frame>
        <draw:frame draw:style-name="gr1" draw:text-style-name="P1" draw:layer="controls" svg:width="0.616cm" svg:height="0.982cm" svg:x="7.077cm" svg:y="25.551cm">
          <draw:image xlink:href="Pictures/1000020100000076000000BC0601CFA513EE0214.png" xlink:type="simple" xlink:show="embed" xlink:actuate="onLoad" loext:mime-type="image/png">
            <text:p/>
          </draw:image>
        </draw:frame>
        <draw:frame draw:style-name="gr1" draw:text-style-name="P1" draw:layer="controls" svg:width="0.614cm" svg:height="0.979cm" svg:x="3.963cm" svg:y="25.7cm">
          <draw:image xlink:href="Pictures/1000020100000076000000BCA7060718D2AC07CA.png" xlink:type="simple" xlink:show="embed" xlink:actuate="onLoad" loext:mime-type="image/png">
            <text:p/>
          </draw:image>
        </draw:frame>
        <draw:frame draw:style-name="gr1" draw:text-style-name="P1" draw:layer="controls" svg:width="0.6cm" svg:height="0.957cm" svg:x="5.577cm" svg:y="25.2cm">
          <draw:image xlink:href="Pictures/1000020100000076000000BC6457B6E766B31013.png" xlink:type="simple" xlink:show="embed" xlink:actuate="onLoad" loext:mime-type="image/png">
            <text:p/>
          </draw:image>
        </draw:frame>
        <draw:frame draw:style-name="gr1" draw:text-style-name="P1" draw:layer="controls" svg:width="1cm" svg:height="0.813cm" svg:x="8.477cm" svg:y="22.7cm">
          <draw:image xlink:href="Pictures/100000000000009B0000007E16AF7FCD4E34A5A6.png" xlink:type="simple" xlink:show="embed" xlink:actuate="onLoad" loext:mime-type="image/png">
            <text:p/>
          </draw:image>
        </draw:frame>
        <draw:frame draw:style-name="gr1" draw:text-style-name="P1" draw:layer="controls" svg:width="0.8cm" svg:height="0.8cm" svg:x="8.477cm" svg:y="24.3cm">
          <draw:image xlink:href="Pictures/100000000000007A0000007A258656B01949F231.png" xlink:type="simple" xlink:show="embed" xlink:actuate="onLoad" loext:mime-type="image/png">
            <text:p/>
          </draw:image>
        </draw:frame>
        <draw:frame draw:style-name="gr1" draw:text-style-name="P1" draw:layer="controls" svg:width="0.775cm" svg:height="0.794cm" svg:x="8.602cm" svg:y="25.9cm">
          <draw:image xlink:href="Pictures/100000000000007C0000007F172D03E4CE6134FE.png" xlink:type="simple" xlink:show="embed" xlink:actuate="onLoad" loext:mime-type="image/png">
            <text:p/>
          </draw:image>
        </draw:frame>
        <draw:frame draw:style-name="gr27" draw:text-style-name="P14" draw:layer="controls" svg:width="0.803cm" svg:height="0.997cm" svg:x="12.574cm" svg:y="26cm">
          <draw:text-box>
            <text:p><text:span text:style-name="T3">=</text:span></text:p>
          </draw:text-box>
        </draw:frame>
        <draw:frame draw:style-name="gr17" draw:text-style-name="P4" draw:layer="controls" svg:width="1.522cm" svg:height="0.996cm" svg:x="1.895cm" svg:y="23.5cm">
          <draw:text-box>
            <text:p><text:span text:style-name="T1">Esc</text:span></text:p>
          </draw:text-box>
        </draw:frame>
        <draw:frame draw:style-name="gr18" draw:text-style-name="P4" draw:layer="controls" svg:width="1.704cm" svg:height="0.996cm" svg:x="1.873cm" svg:y="25.104cm">
          <draw:text-box>
            <text:p><text:span text:style-name="T1">Tab </text:span></text:p>
          </draw:text-box>
        </draw:frame>
        <draw:frame draw:style-name="gr49" draw:text-style-name="P7" draw:layer="controls" svg:width="1.8cm" svg:height="2.117cm" svg:x="18.6cm" svg:y="7cm">
          <draw:text-box>
            <text:p><text:span text:style-name="T2">long </text:span></text:p>
            <text:p><text:span text:style-name="T2">pres</text:span><text:span text:style-name="T2">s </text:span></text:p>
          </draw:text-box>
        </draw:frame>
        <draw:frame draw:style-name="gr34" draw:text-style-name="P7" draw:layer="layout" svg:width="1.55cm" svg:height="0.873cm" draw:transform="rotate (0.207868713912525) translate (13.1cm 13.446cm)">
          <draw:text-box>
            <text:p><text:span text:style-name="T2">Alt</text:span></text:p>
          </draw:text-box>
        </draw:frame>
        <draw:frame draw:style-name="gr34" draw:text-style-name="P7" draw:layer="layout" svg:width="1.55cm" svg:height="0.873cm" draw:transform="rotate (0.207868713912525) translate (13.103cm 20.62cm)">
          <draw:text-box>
            <text:p><text:span text:style-name="T2">Alt</text:span></text:p>
          </draw:text-box>
        </draw:frame>
        <draw:frame draw:style-name="gr1" draw:text-style-name="P1" draw:layer="controls" svg:width="0.871cm" svg:height="0.871cm" draw:transform="rotate (-0.497069770967985) translate (9.634cm 27.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67cm 28.3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50" draw:text-style-name="P16" draw:layer="controls" svg:width="1.305cm" svg:height="1.771cm" svg:x="18.5cm" svg:y="9.1cm">
          <draw:text-box>
            <text:p><text:span text:style-name="T14">L5</text:span></text:p>
          </draw:text-box>
        </draw:frame>
        <draw:line draw:style-name="gr51" draw:text-style-name="P8" draw:layer="layout" svg:x1="19.3cm" svg:y1="8.3cm" svg:x2="19.1cm" svg:y2="9.2cm">
          <text:p/>
        </draw:line>
        <draw:frame draw:style-name="gr49" draw:text-style-name="P7" draw:layer="controls" svg:width="1.8cm" svg:height="2.117cm" svg:x="18.3cm" svg:y="13.983cm">
          <draw:text-box>
            <text:p><text:span text:style-name="T2">long </text:span></text:p>
            <text:p><text:span text:style-name="T2">pres</text:span><text:span text:style-name="T2">s </text:span></text:p>
          </draw:text-box>
        </draw:frame>
        <draw:line draw:style-name="gr51" draw:text-style-name="P8" draw:layer="layout" svg:x1="19.2cm" svg:y1="15.4cm" svg:x2="19cm" svg:y2="16.3cm">
          <text:p/>
        </draw:line>
      </draw:page>
      <draw:page draw:name="page3" draw:style-name="dp1" draw:master-page-name="Standard">
        <draw:g>
          <draw:frame draw:style-name="gr1" draw:text-style-name="P1" draw:layer="controls" svg:width="9.139cm" svg:height="8.237cm" svg:x="1.423cm" svg:y="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361cm" svg:y="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controls" svg:width="9.4cm" svg:height="0.996cm" svg:x="7.6cm" svg:y="0.904cm">
          <draw:text-box>
            <text:p text:style-name="P2"><text:span text:style-name="T1">Lay</text:span><text:span text:style-name="T1">er </text:span><text:span text:style-name="T1">5 - </text:span><text:span text:style-name="T1">Ga</text:span><text:span text:style-name="T1">mi</text:span><text:span text:style-name="T1">ng</text:span></text:p>
          </draw:text-box>
        </draw:frame>
        <draw:frame draw:style-name="gr7" draw:text-style-name="P4" draw:layer="controls" svg:width="1.305cm" svg:height="1.741cm" draw:transform="rotate (0.31712632508737) translate (12.517cm 7.707cm)">
          <draw:text-box>
            <text:p><text:span text:style-name="T8">L1</text:span></text:p>
          </draw:text-box>
        </draw:frame>
        <draw:frame draw:style-name="gr16" draw:text-style-name="P17" draw:layer="controls" svg:width="1.55cm" svg:height="1.495cm" draw:transform="rotate (-0.244520628204406) translate (7.296cm 7.374cm)">
          <draw:text-box>
            <text:p><text:span text:style-name="T15">Alt</text:span></text:p>
          </draw:text-box>
        </draw:frame>
        <draw:frame draw:style-name="gr32" draw:text-style-name="P7" draw:layer="controls" svg:width="0.946cm" svg:height="1.096cm" svg:x="11.9cm" svg:y="4.208cm">
          <draw:text-box>
            <text:p><text:span text:style-name="T1">1</text:span></text:p>
          </draw:text-box>
        </draw:frame>
        <draw:frame draw:style-name="gr32" draw:text-style-name="P7" draw:layer="controls" svg:width="0.946cm" svg:height="1.096cm" svg:x="13.5cm" svg:y="3.908cm">
          <draw:text-box>
            <text:p><text:span text:style-name="T1">2</text:span></text:p>
          </draw:text-box>
        </draw:frame>
        <draw:frame draw:style-name="gr32" draw:text-style-name="P7" draw:layer="controls" svg:width="0.946cm" svg:height="1.096cm" svg:x="15.1cm" svg:y="3.6cm">
          <draw:text-box>
            <text:p><text:span text:style-name="T1">3</text:span></text:p>
          </draw:text-box>
        </draw:frame>
        <draw:frame draw:style-name="gr7" draw:text-style-name="P18" draw:layer="controls" svg:width="1.501cm" svg:height="1.741cm" svg:x="1.599cm" svg:y="6.724cm">
          <draw:text-box>
            <text:p><text:span text:style-name="T16">Ctrl</text:span></text:p>
          </draw:text-box>
        </draw:frame>
        <draw:frame draw:style-name="gr52" draw:text-style-name="P4" draw:layer="controls" svg:width="1.548cm" svg:height="0.996cm" svg:x="1.518cm" svg:y="3.5cm">
          <draw:text-box>
            <text:p><text:span text:style-name="T1">Tab</text:span></text:p>
          </draw:text-box>
        </draw:frame>
        <draw:frame draw:style-name="gr18" draw:text-style-name="P4" draw:layer="controls" svg:width="1.704cm" svg:height="0.996cm" svg:x="1.494cm" svg:y="5.104cm">
          <draw:text-box>
            <text:p><text:span text:style-name="T1"><text:s/></text:span></text:p>
          </draw:text-box>
        </draw:frame>
        <draw:frame draw:style-name="gr13" draw:text-style-name="P1" draw:layer="controls" svg:width="1cm" svg:height="0.922cm" svg:x="1.8cm" svg:y="5.178cm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3.4cm" svg:y="2.504cm">
          <draw:text-box>
            <text:p><text:span text:style-name="T1">Q</text:span></text:p>
          </draw:text-box>
        </draw:frame>
        <draw:frame draw:style-name="gr32" draw:text-style-name="P7" draw:layer="controls" svg:width="0.946cm" svg:height="1.096cm" svg:x="4.9cm" svg:y="2.004cm">
          <draw:text-box>
            <text:p><text:span text:style-name="T1">W</text:span></text:p>
          </draw:text-box>
        </draw:frame>
        <draw:frame draw:style-name="gr32" draw:text-style-name="P7" draw:layer="controls" svg:width="0.946cm" svg:height="1.096cm" svg:x="6.454cm" svg:y="2.4cm">
          <draw:text-box>
            <text:p><text:span text:style-name="T1">E</text:span></text:p>
          </draw:text-box>
        </draw:frame>
        <draw:frame draw:style-name="gr32" draw:text-style-name="P7" draw:layer="controls" svg:width="0.946cm" svg:height="1.096cm" svg:x="8.1cm" svg:y="2.6cm">
          <draw:text-box>
            <text:p><text:span text:style-name="T1">R</text:span></text:p>
          </draw:text-box>
        </draw:frame>
        <draw:frame draw:style-name="gr32" draw:text-style-name="P7" draw:layer="layout" svg:width="0.946cm" svg:height="1.096cm" svg:x="3.4cm" svg:y="4.108cm">
          <draw:text-box>
            <text:p><text:span text:style-name="T1">A</text:span></text:p>
          </draw:text-box>
        </draw:frame>
        <draw:frame draw:style-name="gr32" draw:text-style-name="P7" draw:layer="layout" svg:width="0.946cm" svg:height="1.096cm" svg:x="4.9cm" svg:y="3.608cm">
          <draw:text-box>
            <text:p><text:span text:style-name="T1">S</text:span></text:p>
          </draw:text-box>
        </draw:frame>
        <draw:frame draw:style-name="gr32" draw:text-style-name="P7" draw:layer="layout" svg:width="0.946cm" svg:height="1.096cm" svg:x="6.454cm" svg:y="4.004cm">
          <draw:text-box>
            <text:p><text:span text:style-name="T1">D</text:span></text:p>
          </draw:text-box>
        </draw:frame>
        <draw:frame draw:style-name="gr32" draw:text-style-name="P7" draw:layer="layout" svg:width="0.946cm" svg:height="1.096cm" svg:x="8.1cm" svg:y="4.204cm">
          <draw:text-box>
            <text:p><text:span text:style-name="T1">F</text:span></text:p>
          </draw:text-box>
        </draw:frame>
        <draw:frame draw:style-name="gr32" draw:text-style-name="P7" draw:layer="layout" svg:width="0.946cm" svg:height="1.096cm" svg:x="3.4cm" svg:y="5.608cm">
          <draw:text-box>
            <text:p><text:span text:style-name="T1">Y</text:span></text:p>
          </draw:text-box>
        </draw:frame>
        <draw:frame draw:style-name="gr32" draw:text-style-name="P7" draw:layer="layout" svg:width="0.946cm" svg:height="1.096cm" svg:x="4.9cm" svg:y="5.108cm">
          <draw:text-box>
            <text:p><text:span text:style-name="T1">X</text:span></text:p>
          </draw:text-box>
        </draw:frame>
        <draw:frame draw:style-name="gr32" draw:text-style-name="P7" draw:layer="layout" svg:width="0.946cm" svg:height="1.096cm" svg:x="6.454cm" svg:y="5.504cm">
          <draw:text-box>
            <text:p><text:span text:style-name="T1">C</text:span></text:p>
          </draw:text-box>
        </draw:frame>
        <draw:frame draw:style-name="gr32" draw:text-style-name="P7" draw:layer="layout" svg:width="0.946cm" svg:height="1.096cm" svg:x="8.1cm" svg:y="5.704cm">
          <draw:text-box>
            <text:p><text:span text:style-name="T1">V</text:span></text:p>
          </draw:text-box>
        </draw:frame>
        <draw:frame draw:style-name="gr1" draw:text-style-name="P1" draw:layer="layout" svg:width="0.871cm" svg:height="0.871cm" draw:transform="rotate (-0.497069770967985) translate (9.234cm 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16.6cm" svg:y="4.1cm">
          <draw:text-box>
            <text:p><text:span text:style-name="T1">4</text:span></text:p>
          </draw:text-box>
        </draw:frame>
        <draw:frame draw:style-name="gr32" draw:text-style-name="P7" draw:layer="controls" svg:width="0.946cm" svg:height="1.096cm" svg:x="18.2cm" svg:y="5.1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21:21:12.325914714</meta:creation-date>
    <dc:date>2022-02-26T13:11:34.121808179</dc:date>
    <meta:editing-duration>PT2H36M22S</meta:editing-duration>
    <meta:editing-cycles>32</meta:editing-cycles>
    <meta:generator>LibreOffice/6.4.7.2$Linux_X86_64 LibreOffice_project/40$Build-2</meta:generator>
    <meta:document-statistic meta:object-count="220"/>
  </office:meta>
</office:document-meta>
</file>